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2" style:family="paragraph" style:parent-style-name="Text_20_body">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3" style:family="paragraph" style:parent-style-name="Text_20_body">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margin-top="0cm" fo:margin-bottom="0cm" fo:line-height="100%"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5" style:family="paragraph" style:parent-style-name="Text_20_body">
      <style:paragraph-properties fo:margin-top="0cm" fo:margin-bottom="0cm" fo:line-height="100%" fo:background-color="transparent">
        <style:drop-cap/>
        <style:background-image/>
      </style:paragraph-properties>
      <style:text-properties style:font-name="Arial" fo:font-size="10pt" fo:language="de" fo:country="AT" fo:font-weight="bold" style:font-size-asian="10pt" style:font-weight-asian="bold" style:font-size-complex="10pt" style:font-weight-complex="bold"/>
    </style:style>
    <style:style style:name="P6" style:family="paragraph" style:parent-style-name="Text_20_body">
      <style:paragraph-properties fo:margin-top="0cm" fo:margin-bottom="0cm" fo:line-height="100%" fo:background-color="transparent" style:shadow="none">
        <style:drop-cap/>
        <style:background-image/>
      </style:paragraph-properties>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margin-top="0cm" fo:margin-bottom="0cm" fo:line-height="100%" fo:background-color="transparent" style:shadow="non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8" style:family="paragraph" style:parent-style-name="List_20_Contents">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9" style:family="paragraph" style:parent-style-name="List_20_Contents">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11" style:family="paragraph" style:parent-style-name="Standard">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13"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style:font-size-asian="10pt" style:font-size-complex="10pt"/>
    </style:style>
    <style:style style:name="P14" style:family="paragraph" style:parent-style-name="Standard">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15" style:family="paragraph" style:parent-style-name="List_20_Heading">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16"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style:font-size-asian="10pt" style:font-size-complex="10pt"/>
    </style:style>
    <style:style style:name="P17" style:family="paragraph" style:parent-style-name="Text_20_body">
      <style:paragraph-properties fo:margin-top="0cm" fo:margin-bottom="0cm" fo:line-height="100%" style:shadow="none"/>
      <style:text-properties style:font-name="Arial" fo:font-size="10pt" fo:font-weight="normal" style:font-size-asian="10pt" style:font-weight-asian="normal" style:font-size-complex="10pt" style:font-weight-complex="normal"/>
    </style:style>
    <style:style style:name="P18" style:family="paragraph" style:parent-style-name="Text_20_body">
      <style:paragraph-properties fo:margin-top="0cm" fo:margin-bottom="0cm" fo:line-height="100%" style:shadow="none"/>
      <style:text-properties style:font-name="Arial" fo:font-size="10pt" fo:font-weight="bold" style:font-size-asian="10pt" style:font-weight-asian="bold" style:font-size-complex="10pt" style:font-weight-complex="bold"/>
    </style:style>
    <style:style style:name="P19" style:family="paragraph" style:parent-style-name="Text_20_body">
      <style:paragraph-properties fo:margin-top="0cm" fo:margin-bottom="0cm" fo:line-height="100%" style:shadow="none"/>
      <style:text-properties fo:font-size="10pt" fo:font-weight="normal" style:font-size-asian="10pt" style:font-weight-asian="normal" style:font-size-complex="10pt" style:font-weight-complex="normal"/>
    </style:style>
    <style:style style:name="P20"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style:font-size-asian="10pt" style:font-size-complex="10pt"/>
    </style:style>
    <style:style style:name="P21" style:family="paragraph" style:parent-style-name="Text_20_body">
      <style:paragraph-properties fo:margin-left="0.635cm" fo:margin-right="0cm" fo:margin-top="0cm" fo:margin-bottom="0cm" fo:line-height="100%" fo:text-indent="-0.635cm" style:auto-text-indent="false" fo:background-color="transparent">
        <style:drop-cap/>
        <style:background-image/>
      </style:paragraph-properties>
      <style:text-properties style:font-name="Arial" fo:font-size="10pt" fo:language="de" fo:country="DE" style:font-size-asian="10pt" style:font-size-complex="10pt"/>
    </style:style>
    <style:style style:name="P22" style:family="paragraph" style:parent-style-name="Text_20_body">
      <style:paragraph-properties fo:margin-left="0.635cm" fo:margin-right="0cm" fo:margin-top="0cm" fo:margin-bottom="0cm" fo:line-height="100%" fo:text-indent="-0.635cm" style:auto-text-indent="false"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23" style:family="paragraph" style:parent-style-name="Text_20_body">
      <style:paragraph-properties fo:margin-left="0.635cm" fo:margin-right="0cm" fo:margin-top="0cm" fo:margin-bottom="0cm" fo:line-height="100%" fo:text-indent="-0.635cm" style:auto-text-indent="false"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4" style:family="paragraph" style:parent-style-name="Standard">
      <style:paragraph-properties fo:margin-left="0.635cm" fo:margin-right="0cm" fo:margin-top="0cm" fo:margin-bottom="0cm" fo:line-height="100%" fo:text-indent="-0.635cm" style:auto-text-indent="false"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5" style:family="paragraph" style:parent-style-name="Text_20_body">
      <style:paragraph-properties fo:margin-left="0.635cm" fo:margin-right="0cm" fo:margin-top="0cm" fo:margin-bottom="0cm" fo:line-height="100%" fo:text-indent="-0.635cm" style:auto-text-indent="false"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style:font-size-asian="10pt" style:font-size-complex="10pt"/>
    </style:style>
    <style:style style:name="P26" style:family="paragraph" style:parent-style-name="Text_20_body">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27" style:family="paragraph" style:parent-style-name="Text_20_body">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language="de" fo:country="AT" style:font-size-asian="10pt" style:font-size-complex="10pt"/>
    </style:style>
    <style:style style:name="P28" style:family="paragraph" style:parent-style-name="Text_20_body">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language="de" fo:country="AT" fo:font-weight="bold" style:font-size-asian="10pt" style:font-weight-asian="bold" style:font-size-complex="10pt" style:font-weight-complex="bold"/>
    </style:style>
    <style:style style:name="P29" style:family="paragraph" style:parent-style-name="Text_20_body">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style:font-size-asian="10pt" style:font-size-complex="10pt"/>
    </style:style>
    <style:style style:name="P30" style:family="paragraph" style:parent-style-name="Text_20_body">
      <style:paragraph-properties fo:margin-left="0cm" fo:margin-right="0cm" fo:margin-top="0cm" fo:margin-bottom="0cm" fo:line-height="100%" fo:text-indent="0.034cm" style:auto-text-indent="false" fo:background-color="transparent" style:shadow="none">
        <style:drop-cap/>
        <style:background-image/>
      </style:paragraph-properties>
      <style:text-properties style:font-name="Arial" fo:font-size="10pt" fo:language="de" fo:country="AT" style:font-size-asian="10pt" style:font-size-complex="10pt"/>
    </style:style>
    <style:style style:name="P31" style:family="paragraph" style:parent-style-name="Standard">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33" style:family="paragraph" style:parent-style-name="Heading_20_1">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fo:language="de" fo:country="AT" fo:font-weight="bold" style:font-size-asian="10pt" style:font-weight-asian="bold" style:font-size-complex="10pt" style:font-weight-complex="bold"/>
    </style:style>
    <style:style style:name="P34" style:family="paragraph" style:parent-style-name="Text_20_body" style:master-page-name="">
      <style:paragraph-properties fo:margin-left="0cm" fo:margin-right="0cm" fo:margin-top="0cm" fo:margin-bottom="0cm" fo:line-height="100%" fo:text-indent="0.034cm" style:auto-text-indent="false" style:page-number="auto" fo:background-color="transparent" style:shadow="none">
        <style:drop-cap/>
        <style:background-image/>
      </style:paragraph-properties>
      <style:text-properties style:font-name="Arial" fo:font-size="10pt" fo:language="de" fo:country="AT" style:font-size-asian="10pt" style:font-size-complex="10pt"/>
    </style:style>
    <style:style style:name="P35" style:family="paragraph" style:parent-style-name="Text_20_body">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AT" style:font-size-asian="10pt" style:font-size-complex="10pt"/>
    </style:style>
    <style:style style:name="P36" style:family="paragraph" style:parent-style-name="Heading_20_3">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7" style:family="paragraph" style:parent-style-name="Heading_20_2">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8" style:family="paragraph" style:parent-style-name="List_20_Contents">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9" style:family="paragraph" style:parent-style-name="Heading_20_2">
      <style:paragraph-properties fo:margin-left="0cm" fo:margin-right="0cm" fo:margin-top="0cm" fo:margin-bottom="0cm" fo:line-height="100%" fo:text-indent="0cm" style:auto-text-indent="false" style:shadow="none"/>
      <style:text-properties style:font-name="Arial" fo:font-size="10pt" fo:language="de" fo:country="DE" fo:font-weight="normal" style:font-size-asian="10pt" style:font-weight-asian="normal" style:font-size-complex="10pt" style:font-weight-complex="normal"/>
    </style:style>
    <style:style style:name="P40" style:family="paragraph" style:parent-style-name="Heading_20_1" style:master-page-name="">
      <style:paragraph-properties fo:margin-left="0cm" fo:margin-right="0cm" fo:margin-top="0cm" fo:margin-bottom="0cm" fo:line-height="100%" fo:text-indent="0cm" style:auto-text-indent="false" style:page-number="auto" style:shadow="none"/>
      <style:text-properties style:font-name="Arial" fo:font-size="10pt" fo:language="de" fo:country="DE" fo:font-weight="normal" style:font-size-asian="10pt" style:font-weight-asian="normal" style:font-size-complex="10pt" style:font-weight-complex="normal"/>
    </style:style>
    <style:style style:name="P41" style:family="paragraph" style:parent-style-name="Text_20_body">
      <style:paragraph-properties fo:margin-left="1.042cm" fo:margin-right="0cm" fo:margin-top="0cm" fo:margin-bottom="0cm" fo:line-height="100%" fo:text-indent="0cm" style:auto-text-indent="false" fo:background-color="transparent">
        <style:drop-cap/>
        <style:background-image/>
      </style:paragraph-properties>
      <style:text-properties style:font-name="Arial" fo:font-size="10pt" style:font-size-asian="10pt" style:font-size-complex="10pt"/>
    </style:style>
    <style:style style:name="P42" style:family="paragraph" style:parent-style-name="List_20_Contents">
      <style:paragraph-properties fo:margin-left="1.042cm" fo:margin-right="0cm" fo:margin-top="0cm" fo:margin-bottom="0cm" fo:line-height="100%" fo:text-indent="0cm" style:auto-text-indent="false" fo:background-color="transparent">
        <style:drop-cap/>
        <style:background-image/>
      </style:paragraph-properties>
      <style:text-properties style:font-name="Arial" fo:font-size="10pt" style:font-size-asian="10pt" style:font-size-complex="10pt"/>
    </style:style>
    <style:style style:name="P43"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44" style:family="paragraph" style:parent-style-name="Text_20_body" style:list-style-name="L1">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45" style:family="paragraph" style:parent-style-name="Text_20_body" style:list-style-name="L4">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46" style:family="paragraph" style:parent-style-name="Text_20_body" style:list-style-name="L5">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47" style:family="paragraph" style:parent-style-name="Text_20_body" style:list-style-name="L7">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48" style:family="paragraph" style:parent-style-name="Text_20_body" style:list-style-name="L2">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49" style:family="paragraph" style:parent-style-name="Text_20_body" style:list-style-name="L6">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0" style:family="paragraph" style:parent-style-name="Text_20_body" style:list-style-name="L7">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1" style:family="paragraph" style:parent-style-name="Text_20_body" style:list-style-name="L8">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2" style:family="paragraph" style:parent-style-name="Text_20_body" style:list-style-name="L9">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3" style:family="paragraph" style:parent-style-name="Text_20_body" style:list-style-name="L10">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4" style:family="paragraph" style:parent-style-name="Text_20_body" style:list-style-name="L11">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5" style:family="paragraph" style:parent-style-name="Text_20_body" style:list-style-name="L13">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6" style:family="paragraph" style:parent-style-name="Text_20_body" style:list-style-name="L14">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7" style:family="paragraph" style:parent-style-name="Text_20_body" style:list-style-name="L15">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8" style:family="paragraph" style:parent-style-name="Text_20_body" style:list-style-name="L16">
      <style:paragraph-properties fo:margin-top="0cm" fo:margin-bottom="0cm" fo:line-height="100%" fo:background-color="transparent">
        <style:drop-cap/>
        <style:background-image/>
      </style:paragraph-properties>
      <style:text-properties style:font-name="Arial" fo:font-size="10pt" fo:language="de" fo:country="AT" style:font-size-asian="10pt" style:font-size-complex="10pt"/>
    </style:style>
    <style:style style:name="P59" style:family="paragraph" style:parent-style-name="Text_20_body" style:list-style-name="L12">
      <style:paragraph-properties fo:margin-top="0cm" fo:margin-bottom="0cm" fo:line-height="100%"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60" style:family="paragraph" style:parent-style-name="Text_20_body">
      <style:paragraph-properties fo:margin-top="0cm" fo:margin-bottom="0cm" fo:line-height="100%"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61" style:family="paragraph" style:parent-style-name="Text_20_body" style:list-style-name="L3">
      <style:paragraph-properties fo:margin-top="0cm" fo:margin-bottom="0cm" fo:line-height="100%" style:shadow="none"/>
      <style:text-properties style:font-name="Arial" fo:font-size="10pt" fo:font-weight="normal" style:font-size-asian="10pt" style:font-weight-asian="normal" style:font-size-complex="10pt" style:font-weight-complex="normal"/>
    </style:style>
    <style:style style:name="P62" style:family="paragraph" style:parent-style-name="Text_20_body" style:list-style-name="L6">
      <style:paragraph-properties fo:margin-left="0cm" fo:margin-right="0cm" fo:margin-top="0cm" fo:margin-bottom="0cm" fo:line-height="100%" fo:text-indent="0.034cm" style:auto-text-indent="false" fo:background-color="transparent">
        <style:drop-cap/>
        <style:background-image/>
      </style:paragraph-properties>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language="de" fo:country="DE"/>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language="de" fo:country="AT"/>
    </style:style>
    <style:style style:name="T8" style:family="text">
      <style:text-properties style:font-name="Arial"/>
    </style:style>
    <style:style style:name="T9" style:family="text">
      <style:text-properties style:font-name="Arial" fo:font-style="italic"/>
    </style:style>
    <style:style style:name="T10" style:family="text">
      <style:text-properties style:font-weight-asian="normal"/>
    </style:style>
    <style:style style:name="T11" style:family="text">
      <style:text-properties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6">Projektbegründung</text:span><text:tab/>71</text:p>
      <text:p text:style-name="P16"/>
      <text:p text:style-name="P10"/>
      <text:p text:style-name="P14">Überblick</text:p>
      <text:p text:style-name="P11"><text:tab/>Projektidee</text:p>
      <text:p text:style-name="P11"><text:tab/>Vorstudie<text:tab/><text:tab/>73</text:p>
      <text:p text:style-name="P11"><text:tab/><text:tab/>Projektantrag</text:p>
      <text:p text:style-name="P11"><text:tab/><text:tab/>Projektwürdigkeit<text:tab/>74</text:p>
      <text:p text:style-name="P11"><text:tab/><text:tab/><text:tab/><text:span text:style-name="T3">Projektstudie (Früher Machbarkeitsstudie)</text:span></text:p>
      <text:p text:style-name="P12"><text:tab/><text:tab/><text:tab/>Risikoanalyse</text:p>
      <text:p text:style-name="P11"><text:bookmark text:name="_Toc465346478"/><text:bookmark text:name="_Toc465349314"/><text:bookmark text:name="_Toc465357121"/><text:bookmark text:name="_Toc465358063"/><text:bookmark text:name="_Toc465403273"/><text:bookmark text:name="_Toc465403342"/><text:bookmark text:name="_Toc465404590"/><text:bookmark text:name="_Toc465437906"/><text:bookmark text:name="_Toc465526175"/><text:bookmark text:name="_Toc465527952"/><text:bookmark text:name="_Toc465528074"/><text:bookmark text:name="_Toc465570289"/><text:bookmark text:name="_Toc465570479"/><text:bookmark text:name="_Toc465570771"/><text:bookmark text:name="_Toc510502425"/><text:bookmark text:name="_Toc510502615"/><text:bookmark text:name="_Toc510696257"/><text:tab/><text:tab/>Variantenbildung<text:tab/>74</text:p>
      <text:p text:style-name="P11"><text:bookmark text:name="_Toc465346479"/><text:bookmark text:name="_Toc465349315"/><text:bookmark text:name="_Toc465357122"/><text:bookmark text:name="_Toc465358064"/><text:bookmark text:name="_Toc465403274"/><text:bookmark text:name="_Toc465403343"/><text:bookmark text:name="_Toc465404591"/><text:bookmark text:name="_Toc465437907"/><text:bookmark text:name="_Toc465526176"/><text:bookmark text:name="_Toc465527953"/><text:bookmark text:name="_Toc465528075"/><text:bookmark text:name="_Toc465570290"/><text:bookmark text:name="_Toc465570480"/><text:bookmark text:name="_Toc465570772"/><text:bookmark text:name="_Toc510502426"/><text:bookmark text:name="_Toc510502616"/><text:bookmark text:name="_Toc510696258"/><text:tab/><text:tab/>Variantenentscheid<text:tab/>76</text:p>
      <text:p text:style-name="P11"><text:tab/>Zielbestimmung<text:tab/><text:tab/>S80</text:p>
      <text:p text:style-name="P10"><text:span text:style-name="T5"><text:tab/>Stakeholder und Projektumfeld<text:tab/>90</text:span></text:p>
      <text:p text:style-name="P13"/>
      <text:p text:style-name="P14">Projektidee</text:p>
      <text:p text:style-name="P10">Beispiele:</text:p>
      <text:p text:style-name="P10">Technische Innovation</text:p>
      <text:p text:style-name="P21">Gesellschaftliche Gründe (z.B. Umweltschutz)</text:p>
      <text:p text:style-name="P21">Sicherung der Wettbewerbsfähigkeit</text:p>
      <text:p text:style-name="P21">Betrieblich Umorganisation</text:p>
      <text:p text:style-name="P21">Schwachstellen im bisherigen Verfahren</text:p>
      <text:p text:style-name="P25"/>
      <text:p text:style-name="P21"/>
      <text:p text:style-name="P22">Vorstudie</text:p>
      <text:p text:style-name="P23"/>
      <text:p text:style-name="P10">Im Rahmen einer Vorstudie soll geklärt werden,</text:p>
      <text:p text:style-name="P10"><text:tab/>ob das geplante Vorhaben tatsächlich ein Vorhaben ist</text:p>
      <text:p text:style-name="P10"><text:tab/>wie gut bzw. wie sicher sich das geplante Vorhaben umsetzen lässt</text:p>
      <text:p text:style-name="P10"><text:tab/><text:tab/><text:tab/><text:tab/><text:tab/><text:tab/>(die Machbarkeit des Projekts)</text:p>
      <text:p text:style-name="P10"><text:tab/>welche Auswirkungen die Umsetzung des Vorhabens erwarten lässt,</text:p>
      <text:p text:style-name="P10"><text:tab/>welchen Aufwand die Durchführung des Projekts bedeutet und</text:p>
      <text:p text:style-name="P10"><text:tab/>welchen Beitrag das realisierte Projekt zur Gesamtstrategie (etwa eines Unternehmens oder einer Organisation) leisten wird.</text:p>
      <text:p text:style-name="P10"/>
      <text:p text:style-name="P24">Ziel der Vorstudie ist es, anhand der vorliegenden, meist noch wenig detaillierten Informationen zum geplanten Projekt dessen Umsetzbarkeit hinsichtlich Kosten, Ressourcen, Terminen, Qualität zu ermittelten. Weiters sind die zu erwartenden Auswirkungen bei einer erfolgreichen Projektdurchführung zu prognostizieren z.B. als monetär ausgedrückter Nutzen oder erwartender Beitrag zur Unterstützung der Unternehmensstrategie. Letztlich muss auch das Szenario „Nichtdurchführung des Projekts“ analysiert werden.</text:p>
      <text:p text:style-name="P23"/>
      <text:p text:style-name="P3">Projektantrag</text:p>
      <text:p text:style-name="P2">Ein <text:span text:style-name="T5">Projektantrag</text:span> ist der verwaltungstechnisch erste Schritt (und die Voraussetzung) zur Bewilligung von Projektgeldern und/oder Ressourcen für eine kostenintensive, anstehende Aufgabenstellung. Dies kann eine aufwendige Studie sein, ein wirtschaftliches Planungsvorhaben oder ein Entwicklungs- bzw. Forschungsprojekt.</text:p>
      <text:p text:style-name="P2">Der Projektantrag kann bei eindeutigem Verfahrensweg in der Verwaltung sofort als schriftliches oder Internet-Dokument erstellt werden. Bei unklaren oder komplizierten Verfahrenswegen – oder beim Fehlen einschlägiger Erfahrungen – muss der Formulierung des Antrag allerdings ein Prozess innerhalb einer Organisation vorausgehen, in dem die interessierte (meist untergeordnete) Stelle eine diesbezüglich entscheidungsbefugte Stelle kontaktiert, um in weiterer Folge um die Einrichtung eines Projektes zur Lösung einer anstehenden Aufgabenstellung bittet. (in der Regel die höchste: Geschäftsleitung, Vorstand, Behördenleitung etc.)</text:p>
      <text:p text:style-name="P2">In der Regel können Projekte nicht aus dem regulären Budget bzw. einem längerfristigen Budgetrahmen der zuständigen Kostenstelle (bzw. einer vergleichbaren Organisationseinheit) finanziert werden, weil</text:p>
      <text:list xml:id="list30292538" text:style-name="L1">
        <text:list-item>
          <text:p text:style-name="P44">die Aufgabenstellung erst kurzfristig entstanden ist, </text:p>
        </text:list-item>
        <text:list-item>
          <text:p text:style-name="P44">den finanziellen Rahmen des laufenden Betriebes übersteigt </text:p>
        </text:list-item>
        <text:list-item>
          <text:p text:style-name="P44">und meist auch die Änderung einiger betriebsinterner Organisationsformen erfordert (neben Geld auch Geräte, Räume, Kontakte und/oder Mitarbeiter). </text:p>
        </text:list-item>
      </text:list>
      <text:p text:style-name="P2">Das Budget (bzw. die erforderliche Ressource) muss daher von höherer Stelle <text:span text:style-name="T1">zusätzlich</text:span> bewilligt werden. Die Organisationseinheit oder Person, die das Projekt einzurichten wünscht, muss normalerweise einige <text:soft-page-break/>übliche Verfahrenswege beschreiten.</text:p>
      <text:p text:style-name="P2">Formale Grundlage einer Bewilligung des Projektes oder Vorhabens ist der Projektantrag. Er hat neben einer ersten Beschreibung der zu erreichenden Projektziele (bzw. neuerdings auch der "Nichtziele") einen Kostenrahmen anzugeben, innerhalb dessen die antragsstellende Organisationseinheit eine Durchführung für machbar hält. De facto ist der Projektantrag jedoch oft – wenn der Betrieb überschaubar ist – eine formale Angelegenheit, denn über die Initiierung von Projekten wird meist bereits im Vorfeld durch informelle Verhandlungen zwischen antragsstellender und bewilligender Organisationseinheit zumindest in den Grundzügen entschieden.</text:p>
      <text:p text:style-name="P2"/>
      <text:p text:style-name="P2">Ein Projektantrag enthält unter anderem:</text:p>
      <text:list xml:id="list30293278" text:style-name="L2">
        <text:list-item>
          <text:p text:style-name="P48"><text:span text:style-name="T3">eine überblicksmäßige Aufgabenbeschreibung</text:span> </text:p>
        </text:list-item>
        <text:list-item>
          <text:p text:style-name="P48"><text:span text:style-name="T3">den Nutzen, der durch das Projekt zu erwarten ist</text:span> </text:p>
        </text:list-item>
        <text:list-item>
          <text:p text:style-name="P48"><text:span text:style-name="T3">die Konsequenzen bei Nichtdurchführung des Projekts</text:span> </text:p>
        </text:list-item>
        <text:list-item>
          <text:p text:style-name="P48"><text:span text:style-name="T3">personelle und finanzielle Rahmenbedingungen</text:span> </text:p>
        </text:list-item>
      </text:list>
      <text:p text:style-name="P11"/>
      <text:p text:style-name="P14">Projektwürdigkeit</text:p>
      <text:p text:style-name="P18">Projektstudie</text:p>
      <text:p text:style-name="P7">(Früher Machbarkeitsstudie)</text:p>
      <text:p text:style-name="P19"><text:span text:style-name="T8">Eine Projektstudie, früher auch Machbarkeitsstudie (englisch: </text:span><text:span text:style-name="T9">Feasibility Study</text:span><text:span text:style-name="T8">), ist eine Bezeichnung aus dem Projektmanagement und dient zur Überprüfung der Umsetzung von Projekten, insbesondere wenn Risiken nicht eingeschätzt werden können oder die Erreichbarkeit in Frage gestellt wird.</text:span></text:p>
      <text:p text:style-name="P17">Mit ihr wird ermittelt, in welchem Umfang, mit welchen Mitteln und in welcher Zeit (etc.) ein Projekt realisiert werden kann. Zudem wird auch untersucht, ob Widersprüche zwischen dem Projektziel und bereits vorhandenen Erkenntnissen bestehen.</text:p>
      <text:p text:style-name="P17">Fällt diese Machbarkeitsstudie positiv aus, kann ein Projekt durchgeführt und angenommen werden. Sollte die Studie negativ ausfallen, wird das Projekt aus Unwirtschaftlichkeit abgelehnt bzw. im Ansatz modifiziert.</text:p>
      <text:p text:style-name="P17">In vielen Fällen wird es als unabdingbar erachtet, Kriterien und Prioritäten der Machbarkeit gleich zu Beginn für die Untersuchungen festzulegen, da sich sonst eine Gewichtung von Vor- und Nachteilen, ebenso wie sich der Vergleich von Problemen und Lösungsansätzen, nicht mehr realisieren lässt.</text:p>
      <text:p text:style-name="P17">Die Machbarkeitsstudie wird meist mit einer Risikoanalyse verbunden, denn in der Regel sind projektgefährdende Risiken Anlass zu solch einer Studie, die dann für ein nachfolgendes Risikomanagement als Grundlage dienen kann.</text:p>
      <text:p text:style-name="P17"/>
      <text:h text:style-name="P39" text:outline-level="2">Machbarkeitsprüfung</text:h>
      <text:p text:style-name="P17">Die Machbarkeitsprüfung stellt den Hauptteil der Machbarkeitsstudie dar. Darin werden im Wesentlichen folgende Punkte abgehandelt:</text:p>
      <text:list xml:id="list30279876" text:style-name="L3">
        <text:list-item>
          <text:p text:style-name="P61"><text:span text:style-name="T3">organisatorische Umsetzung</text:span> </text:p>
        </text:list-item>
        <text:list-item>
          <text:p text:style-name="P61"><text:span text:style-name="T3">wirtschaftliche Machbarkeit (z.B. Kostenrahmen, Finanzierung)</text:span> </text:p>
        </text:list-item>
        <text:list-item>
          <text:p text:style-name="P61"><text:span text:style-name="T3">technische Machbarkeit</text:span> </text:p>
        </text:list-item>
        <text:list-item>
          <text:p text:style-name="P61"><text:span text:style-name="T3">Ressourcen und Verfügbarkeit (z. B. Mensch, Maschinen, Flächen, Material und Zeit)</text:span> </text:p>
        </text:list-item>
        <text:list-item>
          <text:p text:style-name="P61"><text:span text:style-name="T3">zeitliche Umsetzung</text:span> </text:p>
        </text:list-item>
        <text:list-item>
          <text:p text:style-name="P61">rechtliche Umsetzung </text:p>
        </text:list-item>
      </text:list>
      <text:p text:style-name="P17">Somit ist die Machbarkeitsstudie eine erweiterte Machbarkeitsprüfung, die neben technisch-wissenschaftlichen Analysen auch Pilottests und Computersimulationen beinhaltet sowie Stichproben und Expertenbefragungen einschließt.</text:p>
      <text:p text:style-name="P6"/>
      <text:p text:style-name="P11">Die <text:span text:style-name="T2">Projektstudie</text:span> (früher Machbarkeitsstudie (engl. feasiblity study)) untersucht, ob ein vorgeschlagenes Projekt <text:s/>realisiert werden kann bzw. soll. </text:p>
      <text:h text:style-name="P40" text:outline-level="1">Projektstudie (Früher Machbarkeitsstudie)</text:h>
      <text:p text:style-name="P17"/>
      <text:p text:style-name="P3">Risikoanalyse</text:p>
      <text:p text:style-name="P2">Die<text:span text:style-name="T5"> Risikoanalyse oder Gefahrenanalyse fi</text:span>ndet in allen Lebensbereichen Anwendung und stellt damit ein wichtiges Mittel zur Bewertung bestimmter Situationen, Vorhaben oder Systeme dar.</text:p>
      <text:p text:style-name="P2"/>
      <text:h text:style-name="P37" text:outline-level="2"><text:bookmark text:name="Risikoanalyse_in_der_Betriebswirtschaftslehre"/>Risikoanalyse in der Betriebswirtschaftslehre</text:h>
      <text:p text:style-name="P2"><text:span text:style-name="T1">Risikoanalyse</text:span> ist in der Betriebswirtschaftslehre die Abschätzung der Kosten möglicherweise eintretender Risiken zwecks Risikomanagement und Ermittlung der Höhe kalkulatorischer Wagniskosten.</text:p>
      <text:list xml:id="list30291794" text:style-name="L4">
        <text:list-item>
          <text:p text:style-name="P45">allgemeiner interpretiert ein systematisches Verfahren, um Risiken umfassender zu bewerten, komplexe Zusammenhänge transparent zu machen und Unsicherheiten oder Wissenslücken anzusprechen. Sie lässt sich in drei Teilschritte untergliedern: </text:p>
          <text:list>
            <text:list-item>
              <text:p text:style-name="P45">Risikoidentifizierung – mit welchen Risiken ist mein Unternehmen konfrontiert </text:p>
            </text:list-item>
            <text:list-item>
              <text:p text:style-name="P45">Risikobewertung – welche Risiken treten mit welcher Wahrscheinlichkeit ein; Risikoanalyse <text:soft-page-break/>im engeren Sinne </text:p>
            </text:list-item>
            <text:list-item>
              <text:p text:style-name="P45">Risikomanagement – Ursachenidentifikation, Maßnahmenplanung </text:p>
            </text:list-item>
          </text:list>
        </text:list-item>
        <text:list-item>
          <text:p text:style-name="P45">eine statistische Datenanalyse: Es werden die in den verschiedenen Jahren (sogenannte Produktionsjahre) neu abgeschlossenen Verträge (sogenannte Produktion) in Segmente unterteilt. Innerhalb jedes Segments und pro Produktionsjahre werden die in Zahlungsschwierigkeiten geratenen Verträge ermittelt. Die Segmente, bei denen für viele Produktionsjahre der jeweilige Anteil an in Zahlungsschwierigkeiten geratenen Verträgen in Prozent höher ist als der Anteil in den Produktionsjahren, werden als riskant betrachtet. Es sei darauf aufmerksam gemacht, dass zum einen die Anzahl Verträge ein hinreichend großes Volumen erreichen muss und zum anderen, dass das Ergebnis der Analyse immer nach inhaltlicher Stichhaltigkeit überprüft werden muss, um eine sachlich begründete Aussage zu liefern. Insbesondere ist die Frage zu beantworten, ob die erkannten Zusammenhänge auch in der Zukunft stabil bleiben. </text:p>
        </text:list-item>
      </text:list>
      <text:h text:style-name="P36" text:outline-level="3"><text:bookmark text:name="Anwendungsgebiete"/>Anwendungsgebiete</text:h>
      <text:p text:style-name="P2">Risikoanalysen werden allgemein zur Identifikation und Bewertung von Risiken eingesetzt, damit im Rahmen des Risikomanagements mögliche negative Ereignisse mit Präventionsmaßnahmen vermieden, reduziert oder auf Dritte abgewälzt werden können. Des Weiteren werden sie für die Kommunikation von Risikosituationen verwendet, um z.B. die Risikowahrnehmung zu fördern.</text:p>
      <text:list xml:id="list30280675" text:style-name="L5">
        <text:list-item>
          <text:p text:style-name="P46">als Grundlage für die Projektplanung; </text:p>
        </text:list-item>
        <text:list-item>
          <text:p text:style-name="P46">Erhebung der Risikosituation von Unternehmungen; </text:p>
        </text:list-item>
        <text:list-item>
          <text:p text:style-name="P46">in Banken zur Bestimmung von risikobehafteten Kundensegmenten, zur Steuerung der Kreditvergabe oder -genehmigung und zur Bestimmung der Eigenkapitalanforderungen.</text:p>
        </text:list-item>
        <text:list-item>
          <text:p text:style-name="P46">Identifikation von Risiken neuer Technologien, gesellschaftlicher Entwicklungen; </text:p>
        </text:list-item>
        <text:list-item>
          <text:p text:style-name="P46">Identifikation und Bewertung von Produktrisiken, insbesondere bei der Lancierung neuer Produkte, bzw. Abschluss von Produkthaftpflichtversicherungen; </text:p>
        </text:list-item>
        <text:list-item>
          <text:p text:style-name="P46">Feststellung durch dolose Handlungen (Untreue, Unterschlagung, Betrug, Verrat von Dienst- oder Geschäftsgeheimnissen, Korruption usw.) gefährdeter Arbeitsabläufe in Verwaltungen und Betrieben und zur Überprüfung und Weiterentwicklung der bestehenden internen Kontrollsysteme. </text:p>
        </text:list-item>
      </text:list>
      <text:p text:style-name="P2"/>
      <text:h text:style-name="P37" text:outline-level="2"><text:bookmark text:name="Phasen_der_Risikoanalyse"/>Phasen der Risikoanalyse</text:h>
      <text:p text:style-name="P15">Gefährdungsidentifizierung </text:p>
      <text:p text:style-name="P8">Es wird eine Liste der verschiedenen Gefährdungen erstellt, im Fall von technischen Systemen anhand der Funktionsanforderungen (unabhängig von einer technischen Ausführung). </text:p>
      <text:p text:style-name="P15">Gefährdungsanalyse </text:p>
      <text:p text:style-name="P8">Die Folgen der Gefährdungen werden ermittelt und im Fall einer quantitativen Analyse in Zahlen ausgedrückt, z.B. als finanzieller Verlust, Anzahl von Toten und Verletzten oder verseuchtem Grundwasservolumen. </text:p>
      <text:p text:style-name="P15">Ursachenanalyse </text:p>
      <text:p text:style-name="P42">Für jede Gefährdung werden mögliche Ursachen identifiziert und die sich ergebende Häufigkeit geschätzt (für technische Systeme siehe FTA). </text:p>
      <text:p text:style-name="P41">Das Risiko ergibt sich aus der Multiplikation der Schadenshöhe mit der Eintrittswahrscheinlichkeit bzw. der Gefährdungsrate, je nachdem, ob es sich um ein zeitlich begrenztes Wagnis oder um ein fortdauerndes Risiko handelt, summiert über die verschiedenen Gefährdungen.</text:p>
      <text:p text:style-name="P15">Risikobewertung </text:p>
      <text:p text:style-name="P9">Für die Bewertung des Risikos können verschiedene Beurteilungsmethoden</text:p>
      <text:p text:style-name="P38"/>
      <text:p text:style-name="P14">Variantenbildung</text:p>
      <text:p text:style-name="P11">Die Variantenbildung unterstützt die Vorüberlegungen zu einem Projekt. Auch wenn das Projektziel im Rahmen des Projektantrags bereits grob umrissen vorliegt, gibt es meist mehrere Möglichkeiten, dieses Ziel zu erreichen. Diese Möglichkeiten unterscheiden sich in ihrer Machbarkeit, den Projektkosten bzw. nachfolgenden Betriebskosten, im Realisierungsrisiko etc.</text:p>
      <text:p text:style-name="P4">In einem kreativen Prozess sollen die Varianten gebildet werden und anschließend gegenübergestellt und bewertet.</text:p>
      <text:p text:style-name="P4"/>
      <text:p text:style-name="P5">Variantenentscheid</text:p>
      <text:p text:style-name="P1">Mit dem Variantenentscheid legen das Projektteam und der Auftraggeber verbindlich fest, welche der untersuchten Möglichkeiten im Rahmen des Projekts durchgeführt werden soll. <text:s/>Unterstützend bei der Auswahl der geeigneten Variante kann eine Nutzwertanalyse eingesetzt werden. Eine detaillierte Machbarkeitsstudie zur gewählten Projektvariante belegt, dass die Entscheidung sorgfältig und unter Berücksichtigung aller Aspekte getroffen wurde. Als formale Methode kann die Nutzwertanalyse zur Bewertung der einzelnen Varianten bzw. Alternativen angewandt werden.</text:p>
      <text:p text:style-name="P1"/>
      <text:p text:style-name="P32">Zielbestimmung</text:p>
      <text:p text:style-name="P26"><text:soft-page-break/>Projektziele können in drei Kategorien gesetzt werden:</text:p>
      <text:list xml:id="list30273401" text:style-name="L6">
        <text:list-item>
          <text:p text:style-name="P49">Leistung</text:p>
        </text:list-item>
        <text:list-item>
          <text:p text:style-name="P49">Termine</text:p>
        </text:list-item>
        <text:list-item>
          <text:p text:style-name="P49">Kosten</text:p>
          <text:p text:style-name="P62">Diese drei Größen sind voneinander abhängig und beeinflussen sich gegenseitig.</text:p>
        </text:list-item>
      </text:list>
      <text:p text:style-name="P27">Ziele erfüllen mehrere Funktionen:</text:p>
      <text:list xml:id="list30268175" text:style-name="L7">
        <text:list-item>
          <text:p text:style-name="P50">dienen zur Kontrolle als Teil- und Gesamtziele</text:p>
        </text:list-item>
        <text:list-item>
          <text:p text:style-name="P50">helfen dem Projektteam bei der Orientierung</text:p>
        </text:list-item>
        <text:list-item>
          <text:p text:style-name="P47">Entscheidungshilfe bei Zielkonflikten durch die Gewichtung im Rahmen einer Zielhierarchie</text:p>
        </text:list-item>
      </text:list>
      <text:p text:style-name="P27">Eine gute Zielsetzung zeichnet sich durch zwei Merkmale aus:</text:p>
      <text:list xml:id="list30271163" text:style-name="L8">
        <text:list-item>
          <text:p text:style-name="P51">Ziele müssen erreichbar sein</text:p>
        </text:list-item>
        <text:list-item>
          <text:p text:style-name="P51">Ziele müssen quantifizierbar sein, d.h. die Erreichung muss messbar sein</text:p>
        </text:list-item>
      </text:list>
      <text:p text:style-name="P27">Die Beschreibung der Ziele beschreibt jedoch nicht explizit den Lösungsweg.</text:p>
      <text:p text:style-name="P27">Man kann zwei Arten von Zielen unterscheiden:</text:p>
      <text:list xml:id="list30270491" text:style-name="L9">
        <text:list-item>
          <text:p text:style-name="P52">Ergebnisziele: beschreiben das Resultat in funktionaler, finanzieller, etc. Hinsicht</text:p>
        </text:list-item>
        <text:list-item>
          <text:p text:style-name="P52">Vorgehensziele: beschreiben erforderliche Vorgehensweise z.B. in Form von Terminen, Budgetvorhaben, Ressourcennutzung etc.</text:p>
        </text:list-item>
      </text:list>
      <text:p text:style-name="P27">Im Projekt entsteht eine Zielhierarchie, in der das Hauptziel des Projekts die Wurzel darstellt und darunter alle Teilziele liegen. Der Aufbau dieser Hierarchie kann auf folgende Weisen erfolgen:</text:p>
      <text:list xml:id="list30287811" text:style-name="L10">
        <text:list-item>
          <text:p text:style-name="P53">Top-down: Verfeinerung des Gesamtziels</text:p>
        </text:list-item>
        <text:list-item>
          <text:p text:style-name="P53">Bottom-up: Detailzielvorgaben bestehen bereits, das Gesamtziel wird zusammengefasst</text:p>
        </text:list-item>
        <text:list-item>
          <text:p text:style-name="P53">Gemischter Ansatz: iterativer Aufbau der Zielhierarchie</text:p>
        </text:list-item>
      </text:list>
      <text:p text:style-name="P27">Die Unterteilung in Teilziele erleichtert die Analyse der möglichen Zielbeziehungen:</text:p>
      <text:list xml:id="list30282403" text:style-name="L11">
        <text:list-item>
          <text:p text:style-name="P54">Zielkonkurrenz: Erfüllung eines Ziels beeinträchtigt das Erreichen eines anderen</text:p>
        </text:list-item>
        <text:list-item>
          <text:p text:style-name="P54">Zielkomplementarität: Verfolgung eines Zieles fördert das Erreichen eines anderen</text:p>
        </text:list-item>
        <text:list-item>
          <text:p text:style-name="P54">Zielneutralität: zwei Ziele beeinflussen sich in keinster Weise</text:p>
        </text:list-item>
      </text:list>
      <text:p text:style-name="P27">Besonders bei Zielkonflikten ist es notwendig Einzelziele hinsichtlich des Gesamtziels zu bewerten.</text:p>
      <text:p text:style-name="P27">Oft können nicht alle Teilziele in vollem Ausmaß erreicht werden. Ausgehend vom Hauptziel mit einem Gewicht von 100 % werden auch alle Unterziele gewichtet und anschließend mit entsprechenden Methoden, wie Nutzwertanalysen oder Wirtschaftlichkeitsrechnungen bewertet, inwiefern sie einen Beitrag zur Erfüllung des Gesamtziels leisten.</text:p>
      <text:p text:style-name="P31"/>
      <text:h text:style-name="P33" text:outline-level="1">Stakeholder und Projektumfeld</text:h>
      <text:h text:style-name="P33" text:outline-level="1">Projektkontext</text:h>
      <text:p text:style-name="P26">Das Projektmanagement sieht die jeweilige Projektaufgabe als Teil eines Gesamtsystems „Unternehmen“ und dessen Umwelt. Die Umwelt wird z.B. durch andere Projekte, Kunden, Lieferanten (soziale Umwelten) etc. gebildet. Die Projektanalyse betrachtet das Projekt als Teil eines Systems, welches zu anderen Elementen in Beziehung steht.</text:p>
      <text:p text:style-name="P26"/>
      <text:p text:style-name="P26">Projekt und Projektumwelt</text:p>
      <text:list xml:id="list30291183" text:style-name="L12">
        <text:list-item>
          <text:p text:style-name="P59">Externe Rahmenbedingungen – externes Umfeld</text:p>
        </text:list-item>
        <text:list-item>
          <text:p text:style-name="P59">Das System „Projektorientiertes Unternehmen“ <text:tab/></text:p>
          <text:p text:style-name="P59">(Management eines Unternehmens, welches hauptsächlich Projekte durchführt)</text:p>
        </text:list-item>
        <text:list-item>
          <text:p text:style-name="P59">Das Projektportfolio </text:p>
          <text:p text:style-name="P59">(Management von sich gegenseitig beeinflussenden Projekten)</text:p>
        </text:list-item>
        <text:list-item>
          <text:p text:style-name="P59">Das Projekt </text:p>
          <text:p text:style-name="P59">(Management eines Vorhabens in Phasen mit bestimmten Methoden, Teams, bestimmter Organisation und bestimmtem Projektumfeld)</text:p>
        </text:list-item>
      </text:list>
      <text:p text:style-name="P27"/>
      <text:p text:style-name="P27">Die Analyse eines Projekts kann in unterschiedlicher Form erfolgen::</text:p>
      <text:list xml:id="list30267380" text:style-name="L13">
        <text:list-item>
          <text:p text:style-name="P55">als Projektabgrenzung<text:tab/><text:tab/>(Was ist Teil des Projekts / was nicht?)</text:p>
        </text:list-item>
        <text:list-item>
          <text:p text:style-name="P55">als Kontextanalyse<text:tab/><text:tab/>(Welche Beziehungen bestehen zum 'Projekt?)</text:p>
        </text:list-item>
      </text:list>
      <text:p text:style-name="P27">Die Projektanalyse erfolgt das erste Mal in der Vorstudie zu einem Projekt und wird anschließend im Projektverlauf regelmäßig überprüft und aktualisiert.</text:p>
      <text:p text:style-name="P27"/>
      <text:p text:style-name="P27"><text:span text:style-name="T6">Projektabgrenzung</text:span><text:tab/>91</text:p>
      <text:p text:style-name="P27">Die sachliche Abgrenzung klärt die Ziele und den Inhalt des Projekts und grenzt es gegenüber anderen Projekten ab.</text:p>
      <text:p text:style-name="P27">Die zeitliche Abgrenzung wird durch die Beziehung des Projekts zu den Projektvorarbeiten (Anstoß, Vorstudie) und den Projektnacharbeiten (Wartung, Folgeprojekte) beschrieben.</text:p>
      <text:p text:style-name="P27">Die soziale Abgrenzung klärt die soziale Struktur im Projekt, die Rollen und Aufgaben der einzelnen <text:soft-page-break/>Mitarbeiter und deren Beziehungen untereinander.</text:p>
      <text:p text:style-name="P27"/>
      <text:p text:style-name="P28">Kontextanalyse<text:tab/><text:span text:style-name="T5">92</text:span></text:p>
      <text:p text:style-name="P27">Die Analyse des Projektkontextes untersucht, welcher Art die Beziehungen des Projekts und seiner Beteiligten zu anderen Systemen ist. Die Herstellung des Kontextes erfolgt ebenfalls sachlich, zeitlich und sozial.</text:p>
      <text:p text:style-name="P27"/>
      <text:h text:style-name="P33" text:outline-level="1">Stakeholder</text:h>
      <text:p text:style-name="P27">Stakeholder sind alle Personen, die Interesse am Projekt haben oder in irgendeiner Weise davon betroffen sind. Je nach Stellung handelt es sich um</text:p>
      <text:list xml:id="list30275870" text:style-name="L14">
        <text:list-item>
          <text:p text:style-name="P56">interne Stakeholder: arbeiten direkt am Projekt (Projektteam) oder sind direkt davon betroffen (z. B. Kunden, Lieferanten, Unternehmensleitung)</text:p>
        </text:list-item>
        <text:list-item>
          <text:p text:style-name="P56">externe Stakeholder: sind nur indirekt betroffen (z. B. Interessenvertretungen, Anrainer)</text:p>
        </text:list-item>
      </text:list>
      <text:p text:style-name="P27">Stakeholder können differenziert werden nach:</text:p>
      <text:list xml:id="list30293812" text:style-name="L15">
        <text:list-item>
          <text:p text:style-name="P57">Betroffenheit: Intensität bzw. objektive/subjektive Betroffenheit</text:p>
        </text:list-item>
        <text:list-item>
          <text:p text:style-name="P57">Interessen: in Einklang oder Konflikt mit den Projektzielen</text:p>
        </text:list-item>
        <text:list-item>
          <text:p text:style-name="P57">Macht: Fähigkeit, das Projekt zu beeinflussen</text:p>
        </text:list-item>
      </text:list>
      <text:p text:style-name="P34"/>
      <text:p text:style-name="P30">Stakeholder-Analysen</text:p>
      <text:p text:style-name="P27">Da die Identifikation der Stakeholderinteressen sowie das Setzen geeigneter Maßnahmen zu kritischen Erfolgsfaktoren zählen, sind im Rahmen der Projektplanung und zyklischer Reviews Stakeholder-Analysen in drei Schritten durchzuführen:</text:p>
      <text:p text:style-name="P29"><text:span text:style-name="T7">1. </text:span><text:span text:style-name="T7">Identifikation potentieller Stakeholder</text:span></text:p>
      <text:p text:style-name="P27">Potentielle Stakeholder sind Mitglieder des Projektteams, Stellen des projektführenden Unternehmens, Auftraggeber, externe Partner. Jeder Stakeholder ist nach Art der Betroffenheit zu bewerte; auch subjektive Betroffenheit ist zu analysieren</text:p>
      <text:p text:style-name="P29"><text:span text:style-name="T7">2. </text:span><text:span text:style-name="T7">Sammlung von Informationen über Stakeholder</text:span></text:p>
      <text:list xml:id="list30267304" text:style-name="L16">
        <text:list-item>
          <text:p text:style-name="P58">Stakeholderziele: im Bezug zu den Projektzielen</text:p>
        </text:list-item>
        <text:list-item>
          <text:p text:style-name="P58">Stakeholdereinfluss: Macht</text:p>
        </text:list-item>
        <text:list-item>
          <text:p text:style-name="P58">Stakeholderprofil: Stärken/Schwächen des Stakeholders</text:p>
        </text:list-item>
      </text:list>
      <text:p text:style-name="P29"><text:span text:style-name="T7">3. </text:span><text:span text:style-name="T7">Vorhersage des Stakeholder-Verhaltens</text:span></text:p>
      <text:p text:style-name="P27">Es ist abzuschätzen, ob ein Stakeholder dem Projekt fördernd oder behindernd gegenübertreten wird.</text:p>
      <text:p text:style-name="P27">Stakeholder-Portfolio: Parameter sind Konfliktpotential, Einfluss+Macht</text:p>
      <text:p text:style-name="P35"/>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08T10:17:33.19</dc:date>
    <dc:creator>RD RD</dc:creator>
    <meta:editing-duration>PT03H28M41S</meta:editing-duration>
    <meta:editing-cycles>10</meta:editing-cycles>
    <meta:document-statistic meta:table-count="0" meta:image-count="0" meta:object-count="0" meta:page-count="5" meta:paragraph-count="160" meta:word-count="2012" meta:character-count="16396"/>
  </office:meta>
</office:document-meta>
</file>